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center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2">Unittest fuer einfach verkettete Liste (Entwurf)</text:span></text:p>
      <text:p text:style-name="P2"><text:span text:style-name="T2"/></text:p>
      <text:p text:style-name="P3"><text:span text:style-name="T3">insert_front fkt testen:</text:span></text:p>
      <text:p text:style-name="P3"><text:span text:style-name="T4">insert front elemente hinzufuegen/ letztes Element das eingefuegt wird wird als erstes_Element deklariert/<text:s text:c="2"/>EXPECT_EQ aufrufen mit insert_front. Muss mit erstes_Element uebereinstimmen.</text:span></text:p>
      <text:p text:style-name="P3"><text:span text:style-name="T4"/></text:p>
      <text:p text:style-name="P3"><text:span text:style-name="T5">insert_after fkt testen:</text:span></text:p>
      <text:p text:style-name="P3"><text:span text:style-name="T6">insert_front Element hinzufuegen, der als eins deklariert wird/ insert_after Elemente hinzugefuegen/ EXPECT_EQ aufrufen mit insert_after. Muss mit dem vorgaenger vom zuletzt eingefuegten Knoten uebereinstimmen.</text:span></text:p>
      <text:p text:style-name="P3"><text:span text:style-name="T6"/></text:p>
      <text:p text:style-name="P3"><text:span text:style-name="T7">remove_front fkt testen:</text:span></text:p>
      <text:p text:style-name="P3"><text:span text:style-name="T8">insert_front Elemente hinzufuegen/ remove_front funktion aufrufen/ EXPECT_EQ aufrufen mit get_Head. Muss mit dem nachfolger des ersten eingefuegten Knotens uebereinstimmen.</text:span></text:p>
      <text:p text:style-name="P3"><text:span text:style-name="T8"/></text:p>
      <text:p text:style-name="P3"><text:span text:style-name="T9">remove_after fkt testen:</text:span></text:p>
      <text:p text:style-name="P3"><text:span text:style-name="T10">insert_front Elemente hinzufuegen/ remove_after fkt aufrufen/ EXPECT_EQ aufurufen mit remove_after. Muss mit dem next vom current node uebereinstimmen.</text:span></text:p>
      <text:p text:style-name="P3"><text:span text:style-name="T10"/></text:p>
      <text:p text:style-name="P3"><text:span text:style-name="T11">next fkt testen:</text:span></text:p>
      <text:p text:style-name="P3"><text:span text:style-name="T12">insert_front Elemente hinzufuegen/ EXPECT_EQ aufrufen mit next. Muss mit dem Nachfolger vom current node uebereinstimmen.</text:span></text:p>
      <text:p text:style-name="P3"><text:span text:style-name="T12"/></text:p>
      <text:p text:style-name="P3"><text:span text:style-name="T13">getHead fkt testen:</text:span><text:span text:style-name="T14"><text:s/></text:span></text:p>
      <text:p text:style-name="P3"><text:span text:style-name="T14">insert_front Elemente hinzufuegen/ EXPECT_EQ aufrufen mit getHead. Muss mit ersten Element uebereinstimmen.</text:span><text:span text:style-name="T15"/></text:p>
      <text:p text:style-name="P3"><text:span text:style-name="T16"/></text:p>
      <text:p text:style-name="P3"><text:span text:style-name="T16"/></text:p>
      <text:p text:style-name="P4"><text:span text:style-name="T17"/></text:p>
      <text:p text:style-name="P5"><text:span text:style-name="T17"/></text:p>
      <text:p text:style-name="P5"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